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6"/>
    <style:style style:name="ta_extref" style:family="table">
      <style:table-properties table:display="false"/>
    </style:style>
  </office:automatic-styles>
  <office:body>
    <office:spreadsheet>
      <table:table table:name="idle" table:style-name="ta1" table:print="false">
        <table:table-column table:style-name="co1" table:number-columns-repeated="4" table:default-cell-style-name="ce1"/>
        <table:table-row table:style-name="ro1">
          <table:table-cell office:value-type="float" office:value="44">
            <text:p>44.000</text:p>
          </table:table-cell>
          <table:table-cell office:value-type="float" office:value="16">
            <text:p>16.000</text:p>
          </table:table-cell>
          <table:table-cell table:formula="of:=[.A1]/89" office:value-type="float" office:value="0.49438202247191">
            <text:p>0.494</text:p>
          </table:table-cell>
          <table:table-cell table:formula="of:=(135 -[.B1])/135" office:value-type="float" office:value="0.881481481481482">
            <text:p>0.881</text:p>
          </table:table-cell>
        </table:table-row>
        <table:table-row table:style-name="ro1">
          <table:table-cell office:value-type="float" office:value="44.333">
            <text:p>44.333</text:p>
          </table:table-cell>
          <table:table-cell office:value-type="float" office:value="16">
            <text:p>16.000</text:p>
          </table:table-cell>
          <table:table-cell table:formula="of:=[.A2]/89" office:value-type="float" office:value="0.498123595505618">
            <text:p>0.498</text:p>
          </table:table-cell>
          <table:table-cell table:formula="of:=(135 -[.B2])/135" office:value-type="float" office:value="0.881481481481482">
            <text:p>0.881</text:p>
          </table:table-cell>
        </table:table-row>
        <table:table-row table:style-name="ro1">
          <table:table-cell office:value-type="float" office:value="44.666">
            <text:p>44.666</text:p>
          </table:table-cell>
          <table:table-cell office:value-type="float" office:value="16">
            <text:p>16.000</text:p>
          </table:table-cell>
          <table:table-cell table:formula="of:=[.A3]/89" office:value-type="float" office:value="0.501865168539326">
            <text:p>0.502</text:p>
          </table:table-cell>
          <table:table-cell table:formula="of:=(135 -[.B3])/135" office:value-type="float" office:value="0.881481481481482">
            <text:p>0.881</text:p>
          </table:table-cell>
        </table:table-row>
        <table:table-row table:style-name="ro1">
          <table:table-cell office:value-type="float" office:value="45">
            <text:p>45.000</text:p>
          </table:table-cell>
          <table:table-cell office:value-type="float" office:value="16">
            <text:p>16.000</text:p>
          </table:table-cell>
          <table:table-cell table:formula="of:=[.A4]/89" office:value-type="float" office:value="0.50561797752809">
            <text:p>0.506</text:p>
          </table:table-cell>
          <table:table-cell table:formula="of:=(135 -[.B4])/135" office:value-type="float" office:value="0.881481481481482">
            <text:p>0.881</text:p>
          </table:table-cell>
        </table:table-row>
        <table:table-row table:style-name="ro1">
          <table:table-cell office:value-type="float" office:value="45">
            <text:p>45.000</text:p>
          </table:table-cell>
          <table:table-cell office:value-type="float" office:value="16">
            <text:p>16.000</text:p>
          </table:table-cell>
          <table:table-cell table:formula="of:=[.A5]/89" office:value-type="float" office:value="0.50561797752809">
            <text:p>0.506</text:p>
          </table:table-cell>
          <table:table-cell table:formula="of:=(135 -[.B5])/135" office:value-type="float" office:value="0.881481481481482">
            <text:p>0.881</text:p>
          </table:table-cell>
        </table:table-row>
        <table:table-row table:style-name="ro1">
          <table:table-cell office:value-type="float" office:value="45">
            <text:p>45.000</text:p>
          </table:table-cell>
          <table:table-cell office:value-type="float" office:value="16">
            <text:p>16.000</text:p>
          </table:table-cell>
          <table:table-cell table:formula="of:=[.A6]/89" office:value-type="float" office:value="0.50561797752809">
            <text:p>0.506</text:p>
          </table:table-cell>
          <table:table-cell table:formula="of:=(135 -[.B6])/135" office:value-type="float" office:value="0.881481481481482">
            <text:p>0.881</text:p>
          </table:table-cell>
        </table:table-row>
        <table:table-row table:style-name="ro1">
          <table:table-cell office:value-type="float" office:value="45.333">
            <text:p>45.333</text:p>
          </table:table-cell>
          <table:table-cell office:value-type="float" office:value="16">
            <text:p>16.000</text:p>
          </table:table-cell>
          <table:table-cell table:formula="of:=[.A7]/89" office:value-type="float" office:value="0.509359550561798">
            <text:p>0.509</text:p>
          </table:table-cell>
          <table:table-cell table:formula="of:=(135 -[.B7])/135" office:value-type="float" office:value="0.881481481481482">
            <text:p>0.881</text:p>
          </table:table-cell>
        </table:table-row>
        <table:table-row table:style-name="ro1">
          <table:table-cell office:value-type="float" office:value="45.666">
            <text:p>45.666</text:p>
          </table:table-cell>
          <table:table-cell office:value-type="float" office:value="16">
            <text:p>16.000</text:p>
          </table:table-cell>
          <table:table-cell table:formula="of:=[.A8]/89" office:value-type="float" office:value="0.513101123595506">
            <text:p>0.513</text:p>
          </table:table-cell>
          <table:table-cell table:formula="of:=(135 -[.B8])/135" office:value-type="float" office:value="0.881481481481482">
            <text:p>0.881</text:p>
          </table:table-cell>
        </table:table-row>
        <table:table-row table:style-name="ro1">
          <table:table-cell office:value-type="float" office:value="45.333">
            <text:p>45.333</text:p>
          </table:table-cell>
          <table:table-cell office:value-type="float" office:value="16">
            <text:p>16.000</text:p>
          </table:table-cell>
          <table:table-cell table:formula="of:=[.A9]/89" office:value-type="float" office:value="0.509359550561798">
            <text:p>0.509</text:p>
          </table:table-cell>
          <table:table-cell table:formula="of:=(135 -[.B9])/135" office:value-type="float" office:value="0.881481481481482">
            <text:p>0.881</text:p>
          </table:table-cell>
        </table:table-row>
        <table:table-row table:style-name="ro1">
          <table:table-cell office:value-type="float" office:value="45">
            <text:p>45.000</text:p>
          </table:table-cell>
          <table:table-cell office:value-type="float" office:value="16">
            <text:p>16.000</text:p>
          </table:table-cell>
          <table:table-cell table:formula="of:=[.A10]/89" office:value-type="float" office:value="0.50561797752809">
            <text:p>0.506</text:p>
          </table:table-cell>
          <table:table-cell table:formula="of:=(135 -[.B10])/135" office:value-type="float" office:value="0.881481481481482">
            <text:p>0.881</text:p>
          </table:table-cell>
        </table:table-row>
        <table:table-row table:style-name="ro1">
          <table:table-cell office:value-type="float" office:value="45">
            <text:p>45.000</text:p>
          </table:table-cell>
          <table:table-cell office:value-type="float" office:value="16">
            <text:p>16.000</text:p>
          </table:table-cell>
          <table:table-cell table:formula="of:=[.A11]/89" office:value-type="float" office:value="0.50561797752809">
            <text:p>0.506</text:p>
          </table:table-cell>
          <table:table-cell table:formula="of:=(135 -[.B11])/135" office:value-type="float" office:value="0.881481481481482">
            <text:p>0.881</text:p>
          </table:table-cell>
        </table:table-row>
        <table:table-row table:style-name="ro1">
          <table:table-cell office:value-type="float" office:value="45">
            <text:p>45.000</text:p>
          </table:table-cell>
          <table:table-cell office:value-type="float" office:value="16">
            <text:p>16.000</text:p>
          </table:table-cell>
          <table:table-cell table:formula="of:=[.A12]/89" office:value-type="float" office:value="0.50561797752809">
            <text:p>0.506</text:p>
          </table:table-cell>
          <table:table-cell table:formula="of:=(135 -[.B12])/135" office:value-type="float" office:value="0.881481481481482">
            <text:p>0.881</text:p>
          </table:table-cell>
        </table:table-row>
        <table:table-row table:style-name="ro1">
          <table:table-cell office:value-type="float" office:value="44.666">
            <text:p>44.666</text:p>
          </table:table-cell>
          <table:table-cell office:value-type="float" office:value="16">
            <text:p>16.000</text:p>
          </table:table-cell>
          <table:table-cell table:formula="of:=[.A13]/89" office:value-type="float" office:value="0.501865168539326">
            <text:p>0.502</text:p>
          </table:table-cell>
          <table:table-cell table:formula="of:=(135 -[.B13])/135" office:value-type="float" office:value="0.881481481481482">
            <text:p>0.881</text:p>
          </table:table-cell>
        </table:table-row>
        <table:table-row table:style-name="ro1">
          <table:table-cell office:value-type="float" office:value="44.333">
            <text:p>44.333</text:p>
          </table:table-cell>
          <table:table-cell office:value-type="float" office:value="16">
            <text:p>16.000</text:p>
          </table:table-cell>
          <table:table-cell table:formula="of:=[.A14]/89" office:value-type="float" office:value="0.498123595505618">
            <text:p>0.498</text:p>
          </table:table-cell>
          <table:table-cell table:formula="of:=(135 -[.B14])/135" office:value-type="float" office:value="0.881481481481482">
            <text:p>0.881</text:p>
          </table:table-cell>
        </table:table-row>
        <table:table-row table:style-name="ro1">
          <table:table-cell office:value-type="float" office:value="44">
            <text:p>44.000</text:p>
          </table:table-cell>
          <table:table-cell office:value-type="float" office:value="16">
            <text:p>16.000</text:p>
          </table:table-cell>
          <table:table-cell table:formula="of:=[.A15]/89" office:value-type="float" office:value="0.49438202247191">
            <text:p>0.494</text:p>
          </table:table-cell>
          <table:table-cell table:formula="of:=(135 -[.B15])/135" office:value-type="float" office:value="0.881481481481482">
            <text:p>0.881</text:p>
          </table:table-cell>
        </table:table-row>
        <table:table-row table:style-name="ro1" table:number-rows-repeated="65520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climb" table:style-name="ta1" table:print="false">
        <table:table-column table:style-name="co1" table:number-columns-repeated="4" table:default-cell-style-name="ce1"/>
        <table:table-row table:style-name="ro1">
          <table:table-cell office:value-type="float" office:value="45">
            <text:p>45.000</text:p>
          </table:table-cell>
          <table:table-cell office:value-type="float" office:value="17">
            <text:p>17.000</text:p>
          </table:table-cell>
          <table:table-cell table:formula="of:=[.A1]/89" office:value-type="float" office:value="0.50561797752809">
            <text:p>0.506</text:p>
          </table:table-cell>
          <table:table-cell table:formula="of:=(135-[.B1])/135" office:value-type="float" office:value="0.874074074074074">
            <text:p>0.874</text:p>
          </table:table-cell>
        </table:table-row>
        <table:table-row table:style-name="ro1">
          <table:table-cell office:value-type="float" office:value="45">
            <text:p>45.000</text:p>
          </table:table-cell>
          <table:table-cell office:value-type="float" office:value="17">
            <text:p>17.000</text:p>
          </table:table-cell>
          <table:table-cell table:formula="of:=[.A2]/89" office:value-type="float" office:value="0.50561797752809">
            <text:p>0.506</text:p>
          </table:table-cell>
          <table:table-cell table:formula="of:=(135-[.B2])/135" office:value-type="float" office:value="0.874074074074074">
            <text:p>0.874</text:p>
          </table:table-cell>
        </table:table-row>
        <table:table-row table:style-name="ro1">
          <table:table-cell office:value-type="float" office:value="45">
            <text:p>45.000</text:p>
          </table:table-cell>
          <table:table-cell office:value-type="float" office:value="17">
            <text:p>17.000</text:p>
          </table:table-cell>
          <table:table-cell table:formula="of:=[.A3]/89" office:value-type="float" office:value="0.50561797752809">
            <text:p>0.506</text:p>
          </table:table-cell>
          <table:table-cell table:formula="of:=(135-[.B3])/135" office:value-type="float" office:value="0.874074074074074">
            <text:p>0.874</text:p>
          </table:table-cell>
        </table:table-row>
        <table:table-row table:style-name="ro1">
          <table:table-cell office:value-type="float" office:value="45">
            <text:p>45.000</text:p>
          </table:table-cell>
          <table:table-cell office:value-type="float" office:value="17">
            <text:p>17.000</text:p>
          </table:table-cell>
          <table:table-cell table:formula="of:=[.A4]/89" office:value-type="float" office:value="0.50561797752809">
            <text:p>0.506</text:p>
          </table:table-cell>
          <table:table-cell table:formula="of:=(135-[.B4])/135" office:value-type="float" office:value="0.874074074074074">
            <text:p>0.874</text:p>
          </table:table-cell>
        </table:table-row>
        <table:table-row table:style-name="ro1">
          <table:table-cell office:value-type="float" office:value="45">
            <text:p>45.000</text:p>
          </table:table-cell>
          <table:table-cell office:value-type="float" office:value="17">
            <text:p>17.000</text:p>
          </table:table-cell>
          <table:table-cell table:formula="of:=[.A5]/89" office:value-type="float" office:value="0.50561797752809">
            <text:p>0.506</text:p>
          </table:table-cell>
          <table:table-cell table:formula="of:=(135-[.B5])/135" office:value-type="float" office:value="0.874074074074074">
            <text:p>0.874</text:p>
          </table:table-cell>
        </table:table-row>
        <table:table-row table:style-name="ro1">
          <table:table-cell office:value-type="float" office:value="45">
            <text:p>45.000</text:p>
          </table:table-cell>
          <table:table-cell office:value-type="float" office:value="17">
            <text:p>17.000</text:p>
          </table:table-cell>
          <table:table-cell table:formula="of:=[.A6]/89" office:value-type="float" office:value="0.50561797752809">
            <text:p>0.506</text:p>
          </table:table-cell>
          <table:table-cell table:formula="of:=(135-[.B6])/135" office:value-type="float" office:value="0.874074074074074">
            <text:p>0.874</text:p>
          </table:table-cell>
        </table:table-row>
        <table:table-row table:style-name="ro1">
          <table:table-cell office:value-type="float" office:value="45">
            <text:p>45.000</text:p>
          </table:table-cell>
          <table:table-cell office:value-type="float" office:value="17">
            <text:p>17.000</text:p>
          </table:table-cell>
          <table:table-cell table:formula="of:=[.A7]/89" office:value-type="float" office:value="0.50561797752809">
            <text:p>0.506</text:p>
          </table:table-cell>
          <table:table-cell table:formula="of:=(135-[.B7])/135" office:value-type="float" office:value="0.874074074074074">
            <text:p>0.874</text:p>
          </table:table-cell>
        </table:table-row>
        <table:table-row table:style-name="ro1">
          <table:table-cell office:value-type="float" office:value="45">
            <text:p>45.000</text:p>
          </table:table-cell>
          <table:table-cell office:value-type="float" office:value="17">
            <text:p>17.000</text:p>
          </table:table-cell>
          <table:table-cell table:formula="of:=[.A8]/89" office:value-type="float" office:value="0.50561797752809">
            <text:p>0.506</text:p>
          </table:table-cell>
          <table:table-cell table:formula="of:=(135-[.B8])/135" office:value-type="float" office:value="0.874074074074074">
            <text:p>0.874</text:p>
          </table:table-cell>
        </table:table-row>
        <table:table-row table:style-name="ro1" table:number-rows-repeated="65527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jump" table:style-name="ta1" table:print="false">
        <table:table-column table:style-name="co1" table:number-columns-repeated="4" table:default-cell-style-name="ce1"/>
        <table:table-row table:style-name="ro1">
          <table:table-cell office:value-type="float" office:value="44">
            <text:p>44.000</text:p>
          </table:table-cell>
          <table:table-cell office:value-type="float" office:value="16">
            <text:p>16.000</text:p>
          </table:table-cell>
          <table:table-cell table:formula="of:=[.A1]/89" office:value-type="float" office:value="0.49438202247191">
            <text:p>0.494</text:p>
          </table:table-cell>
          <table:table-cell table:formula="of:=(135-[.B1])/135" office:value-type="float" office:value="0.881481481481482">
            <text:p>0.881</text:p>
          </table:table-cell>
        </table:table-row>
        <table:table-row table:style-name="ro1">
          <table:table-cell office:value-type="float" office:value="44.33">
            <text:p>44.330</text:p>
          </table:table-cell>
          <table:table-cell office:value-type="float" office:value="16">
            <text:p>16.000</text:p>
          </table:table-cell>
          <table:table-cell table:formula="of:=[.A2]/89" office:value-type="float" office:value="0.498089887640449">
            <text:p>0.498</text:p>
          </table:table-cell>
          <table:table-cell table:formula="of:=(135-[.B2])/135" office:value-type="float" office:value="0.881481481481482">
            <text:p>0.881</text:p>
          </table:table-cell>
        </table:table-row>
        <table:table-row table:style-name="ro1">
          <table:table-cell office:value-type="float" office:value="44.666">
            <text:p>44.666</text:p>
          </table:table-cell>
          <table:table-cell office:value-type="float" office:value="16">
            <text:p>16.000</text:p>
          </table:table-cell>
          <table:table-cell table:formula="of:=[.A3]/89" office:value-type="float" office:value="0.501865168539326">
            <text:p>0.502</text:p>
          </table:table-cell>
          <table:table-cell table:formula="of:=(135-[.B3])/135" office:value-type="float" office:value="0.881481481481482">
            <text:p>0.881</text:p>
          </table:table-cell>
        </table:table-row>
        <table:table-row table:style-name="ro1">
          <table:table-cell office:value-type="float" office:value="45">
            <text:p>45.000</text:p>
          </table:table-cell>
          <table:table-cell office:value-type="float" office:value="16">
            <text:p>16.000</text:p>
          </table:table-cell>
          <table:table-cell table:formula="of:=[.A4]/89" office:value-type="float" office:value="0.50561797752809">
            <text:p>0.506</text:p>
          </table:table-cell>
          <table:table-cell table:formula="of:=(135-[.B4])/135" office:value-type="float" office:value="0.881481481481482">
            <text:p>0.881</text:p>
          </table:table-cell>
        </table:table-row>
        <table:table-row table:style-name="ro1">
          <table:table-cell office:value-type="float" office:value="45">
            <text:p>45.000</text:p>
          </table:table-cell>
          <table:table-cell office:value-type="float" office:value="16">
            <text:p>16.000</text:p>
          </table:table-cell>
          <table:table-cell table:formula="of:=[.A5]/89" office:value-type="float" office:value="0.50561797752809">
            <text:p>0.506</text:p>
          </table:table-cell>
          <table:table-cell table:formula="of:=(135-[.B5])/135" office:value-type="float" office:value="0.881481481481482">
            <text:p>0.881</text:p>
          </table:table-cell>
        </table:table-row>
        <table:table-row table:style-name="ro1">
          <table:table-cell office:value-type="float" office:value="45">
            <text:p>45.000</text:p>
          </table:table-cell>
          <table:table-cell office:value-type="float" office:value="16">
            <text:p>16.000</text:p>
          </table:table-cell>
          <table:table-cell table:formula="of:=[.A6]/89" office:value-type="float" office:value="0.50561797752809">
            <text:p>0.506</text:p>
          </table:table-cell>
          <table:table-cell table:formula="of:=(135-[.B6])/135" office:value-type="float" office:value="0.881481481481482">
            <text:p>0.881</text:p>
          </table:table-cell>
        </table:table-row>
        <table:table-row table:style-name="ro1">
          <table:table-cell office:value-type="float" office:value="45.33">
            <text:p>45.330</text:p>
          </table:table-cell>
          <table:table-cell office:value-type="float" office:value="16">
            <text:p>16.000</text:p>
          </table:table-cell>
          <table:table-cell table:formula="of:=[.A7]/89" office:value-type="float" office:value="0.509325842696629">
            <text:p>0.509</text:p>
          </table:table-cell>
          <table:table-cell table:formula="of:=(135-[.B7])/135" office:value-type="float" office:value="0.881481481481482">
            <text:p>0.881</text:p>
          </table:table-cell>
        </table:table-row>
        <table:table-row table:style-name="ro1">
          <table:table-cell office:value-type="float" office:value="45.66">
            <text:p>45.660</text:p>
          </table:table-cell>
          <table:table-cell office:value-type="float" office:value="16">
            <text:p>16.000</text:p>
          </table:table-cell>
          <table:table-cell table:formula="of:=[.A8]/89" office:value-type="float" office:value="0.513033707865169">
            <text:p>0.513</text:p>
          </table:table-cell>
          <table:table-cell table:formula="of:=(135-[.B8])/135" office:value-type="float" office:value="0.881481481481482">
            <text:p>0.881</text:p>
          </table:table-cell>
        </table:table-row>
        <table:table-row table:style-name="ro1">
          <table:table-cell office:value-type="float" office:value="45.33">
            <text:p>45.330</text:p>
          </table:table-cell>
          <table:table-cell office:value-type="float" office:value="16">
            <text:p>16.000</text:p>
          </table:table-cell>
          <table:table-cell table:formula="of:=[.A9]/89" office:value-type="float" office:value="0.509325842696629">
            <text:p>0.509</text:p>
          </table:table-cell>
          <table:table-cell table:formula="of:=(135-[.B9])/135" office:value-type="float" office:value="0.881481481481482">
            <text:p>0.881</text:p>
          </table:table-cell>
        </table:table-row>
        <table:table-row table:style-name="ro1">
          <table:table-cell office:value-type="float" office:value="45">
            <text:p>45.000</text:p>
          </table:table-cell>
          <table:table-cell office:value-type="float" office:value="16">
            <text:p>16.000</text:p>
          </table:table-cell>
          <table:table-cell table:formula="of:=[.A10]/89" office:value-type="float" office:value="0.50561797752809">
            <text:p>0.506</text:p>
          </table:table-cell>
          <table:table-cell table:formula="of:=(135-[.B10])/135" office:value-type="float" office:value="0.881481481481482">
            <text:p>0.881</text:p>
          </table:table-cell>
        </table:table-row>
        <table:table-row table:style-name="ro1">
          <table:table-cell office:value-type="float" office:value="45">
            <text:p>45.000</text:p>
          </table:table-cell>
          <table:table-cell office:value-type="float" office:value="16">
            <text:p>16.000</text:p>
          </table:table-cell>
          <table:table-cell table:formula="of:=[.A11]/89" office:value-type="float" office:value="0.50561797752809">
            <text:p>0.506</text:p>
          </table:table-cell>
          <table:table-cell table:formula="of:=(135-[.B11])/135" office:value-type="float" office:value="0.881481481481482">
            <text:p>0.881</text:p>
          </table:table-cell>
        </table:table-row>
        <table:table-row table:style-name="ro1">
          <table:table-cell office:value-type="float" office:value="45">
            <text:p>45.000</text:p>
          </table:table-cell>
          <table:table-cell office:value-type="float" office:value="16">
            <text:p>16.000</text:p>
          </table:table-cell>
          <table:table-cell table:formula="of:=[.A12]/89" office:value-type="float" office:value="0.50561797752809">
            <text:p>0.506</text:p>
          </table:table-cell>
          <table:table-cell table:formula="of:=(135-[.B12])/135" office:value-type="float" office:value="0.881481481481482">
            <text:p>0.881</text:p>
          </table:table-cell>
        </table:table-row>
        <table:table-row table:style-name="ro1">
          <table:table-cell office:value-type="float" office:value="44.66">
            <text:p>44.660</text:p>
          </table:table-cell>
          <table:table-cell office:value-type="float" office:value="16">
            <text:p>16.000</text:p>
          </table:table-cell>
          <table:table-cell table:formula="of:=[.A13]/89" office:value-type="float" office:value="0.501797752808989">
            <text:p>0.502</text:p>
          </table:table-cell>
          <table:table-cell table:formula="of:=(135-[.B13])/135" office:value-type="float" office:value="0.881481481481482">
            <text:p>0.881</text:p>
          </table:table-cell>
        </table:table-row>
        <table:table-row table:style-name="ro1">
          <table:table-cell office:value-type="float" office:value="44.33">
            <text:p>44.330</text:p>
          </table:table-cell>
          <table:table-cell office:value-type="float" office:value="16">
            <text:p>16.000</text:p>
          </table:table-cell>
          <table:table-cell table:formula="of:=[.A14]/89" office:value-type="float" office:value="0.498089887640449">
            <text:p>0.498</text:p>
          </table:table-cell>
          <table:table-cell table:formula="of:=(135-[.B14])/135" office:value-type="float" office:value="0.881481481481482">
            <text:p>0.881</text:p>
          </table:table-cell>
        </table:table-row>
        <table:table-row table:style-name="ro1">
          <table:table-cell office:value-type="float" office:value="44">
            <text:p>44.000</text:p>
          </table:table-cell>
          <table:table-cell office:value-type="float" office:value="16">
            <text:p>16.000</text:p>
          </table:table-cell>
          <table:table-cell table:formula="of:=[.A15]/89" office:value-type="float" office:value="0.49438202247191">
            <text:p>0.494</text:p>
          </table:table-cell>
          <table:table-cell table:formula="of:=(135-[.B15])/135" office:value-type="float" office:value="0.881481481481482">
            <text:p>0.881</text:p>
          </table:table-cell>
        </table:table-row>
        <table:table-row table:style-name="ro1" table:number-rows-repeated="65520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walk" table:style-name="ta1" table:print="false">
        <table:table-column table:style-name="co1" table:number-columns-repeated="4" table:default-cell-style-name="ce1"/>
        <table:table-row table:style-name="ro1">
          <table:table-cell office:value-type="float" office:value="45">
            <text:p>45.000</text:p>
          </table:table-cell>
          <table:table-cell office:value-type="float" office:value="15">
            <text:p>15.000</text:p>
          </table:table-cell>
          <table:table-cell table:formula="of:=[.A1]/89" office:value-type="float" office:value="0.50561797752809">
            <text:p>0.506</text:p>
          </table:table-cell>
          <table:table-cell table:formula="of:=(135-[.B1])/135" office:value-type="float" office:value="0.888888888888889">
            <text:p>0.889</text:p>
          </table:table-cell>
        </table:table-row>
        <table:table-row table:style-name="ro1">
          <table:table-cell office:value-type="float" office:value="45.33">
            <text:p>45.330</text:p>
          </table:table-cell>
          <table:table-cell office:value-type="float" office:value="15">
            <text:p>15.000</text:p>
          </table:table-cell>
          <table:table-cell table:formula="of:=[.A2]/89" office:value-type="float" office:value="0.509325842696629">
            <text:p>0.509</text:p>
          </table:table-cell>
          <table:table-cell table:formula="of:=(135-[.B2])/135" office:value-type="float" office:value="0.888888888888889">
            <text:p>0.889</text:p>
          </table:table-cell>
        </table:table-row>
        <table:table-row table:style-name="ro1">
          <table:table-cell office:value-type="float" office:value="46">
            <text:p>46.000</text:p>
          </table:table-cell>
          <table:table-cell office:value-type="float" office:value="15">
            <text:p>15.000</text:p>
          </table:table-cell>
          <table:table-cell table:formula="of:=[.A3]/89" office:value-type="float" office:value="0.51685393258427">
            <text:p>0.517</text:p>
          </table:table-cell>
          <table:table-cell table:formula="of:=(135-[.B3])/135" office:value-type="float" office:value="0.888888888888889">
            <text:p>0.889</text:p>
          </table:table-cell>
        </table:table-row>
        <table:table-row table:style-name="ro1">
          <table:table-cell office:value-type="float" office:value="46.33">
            <text:p>46.330</text:p>
          </table:table-cell>
          <table:table-cell office:value-type="float" office:value="15">
            <text:p>15.000</text:p>
          </table:table-cell>
          <table:table-cell table:formula="of:=[.A4]/89" office:value-type="float" office:value="0.520561797752809">
            <text:p>0.521</text:p>
          </table:table-cell>
          <table:table-cell table:formula="of:=(135-[.B4])/135" office:value-type="float" office:value="0.888888888888889">
            <text:p>0.889</text:p>
          </table:table-cell>
        </table:table-row>
        <table:table-row table:style-name="ro1">
          <table:table-cell office:value-type="float" office:value="46.66">
            <text:p>46.660</text:p>
          </table:table-cell>
          <table:table-cell office:value-type="float" office:value="14.33">
            <text:p>14.330</text:p>
          </table:table-cell>
          <table:table-cell table:formula="of:=[.A5]/89" office:value-type="float" office:value="0.524269662921348">
            <text:p>0.524</text:p>
          </table:table-cell>
          <table:table-cell table:formula="of:=(135-[.B5])/135" office:value-type="float" office:value="0.893851851851852">
            <text:p>0.894</text:p>
          </table:table-cell>
        </table:table-row>
        <table:table-row table:style-name="ro1">
          <table:table-cell office:value-type="float" office:value="46.33">
            <text:p>46.330</text:p>
          </table:table-cell>
          <table:table-cell office:value-type="float" office:value="13">
            <text:p>13.000</text:p>
          </table:table-cell>
          <table:table-cell table:formula="of:=[.A6]/89" office:value-type="float" office:value="0.520561797752809">
            <text:p>0.521</text:p>
          </table:table-cell>
          <table:table-cell table:formula="of:=(135-[.B6])/135" office:value-type="float" office:value="0.903703703703704">
            <text:p>0.904</text:p>
          </table:table-cell>
        </table:table-row>
        <table:table-row table:style-name="ro1">
          <table:table-cell office:value-type="float" office:value="46">
            <text:p>46.000</text:p>
          </table:table-cell>
          <table:table-cell office:value-type="float" office:value="11">
            <text:p>11.000</text:p>
          </table:table-cell>
          <table:table-cell table:formula="of:=[.A7]/89" office:value-type="float" office:value="0.51685393258427">
            <text:p>0.517</text:p>
          </table:table-cell>
          <table:table-cell table:formula="of:=(135-[.B7])/135" office:value-type="float" office:value="0.918518518518519">
            <text:p>0.919</text:p>
          </table:table-cell>
        </table:table-row>
        <table:table-row table:style-name="ro1">
          <table:table-cell office:value-type="float" office:value="46">
            <text:p>46.000</text:p>
          </table:table-cell>
          <table:table-cell office:value-type="float" office:value="12">
            <text:p>12.000</text:p>
          </table:table-cell>
          <table:table-cell table:formula="of:=[.A8]/89" office:value-type="float" office:value="0.51685393258427">
            <text:p>0.517</text:p>
          </table:table-cell>
          <table:table-cell table:formula="of:=(135-[.B8])/135" office:value-type="float" office:value="0.911111111111111">
            <text:p>0.911</text:p>
          </table:table-cell>
        </table:table-row>
        <table:table-row table:style-name="ro1">
          <table:table-cell office:value-type="float" office:value="46">
            <text:p>46.000</text:p>
          </table:table-cell>
          <table:table-cell office:value-type="float" office:value="13">
            <text:p>13.000</text:p>
          </table:table-cell>
          <table:table-cell table:formula="of:=[.A9]/89" office:value-type="float" office:value="0.51685393258427">
            <text:p>0.517</text:p>
          </table:table-cell>
          <table:table-cell table:formula="of:=(135-[.B9])/135" office:value-type="float" office:value="0.903703703703704">
            <text:p>0.904</text:p>
          </table:table-cell>
        </table:table-row>
        <table:table-row table:style-name="ro1">
          <table:table-cell office:value-type="float" office:value="45.66">
            <text:p>45.660</text:p>
          </table:table-cell>
          <table:table-cell office:value-type="float" office:value="15">
            <text:p>15.000</text:p>
          </table:table-cell>
          <table:table-cell table:formula="of:=[.A10]/89" office:value-type="float" office:value="0.513033707865169">
            <text:p>0.513</text:p>
          </table:table-cell>
          <table:table-cell table:formula="of:=(135-[.B10])/135" office:value-type="float" office:value="0.888888888888889">
            <text:p>0.889</text:p>
          </table:table-cell>
        </table:table-row>
        <table:table-row table:style-name="ro1">
          <table:table-cell office:value-type="float" office:value="45.33">
            <text:p>45.330</text:p>
          </table:table-cell>
          <table:table-cell office:value-type="float" office:value="15">
            <text:p>15.000</text:p>
          </table:table-cell>
          <table:table-cell table:formula="of:=[.A11]/89" office:value-type="float" office:value="0.509325842696629">
            <text:p>0.509</text:p>
          </table:table-cell>
          <table:table-cell table:formula="of:=(135-[.B11])/135" office:value-type="float" office:value="0.888888888888889">
            <text:p>0.889</text:p>
          </table:table-cell>
        </table:table-row>
        <table:table-row table:style-name="ro1">
          <table:table-cell office:value-type="float" office:value="45.66">
            <text:p>45.660</text:p>
          </table:table-cell>
          <table:table-cell office:value-type="float" office:value="15">
            <text:p>15.000</text:p>
          </table:table-cell>
          <table:table-cell table:formula="of:=[.A12]/89" office:value-type="float" office:value="0.513033707865169">
            <text:p>0.513</text:p>
          </table:table-cell>
          <table:table-cell table:formula="of:=(135-[.B12])/135" office:value-type="float" office:value="0.888888888888889">
            <text:p>0.889</text:p>
          </table:table-cell>
        </table:table-row>
        <table:table-row table:style-name="ro1">
          <table:table-cell office:value-type="float" office:value="46">
            <text:p>46.000</text:p>
          </table:table-cell>
          <table:table-cell office:value-type="float" office:value="15">
            <text:p>15.000</text:p>
          </table:table-cell>
          <table:table-cell table:formula="of:=[.A13]/89" office:value-type="float" office:value="0.51685393258427">
            <text:p>0.517</text:p>
          </table:table-cell>
          <table:table-cell table:formula="of:=(135-[.B13])/135" office:value-type="float" office:value="0.888888888888889">
            <text:p>0.889</text:p>
          </table:table-cell>
        </table:table-row>
        <table:table-row table:style-name="ro1">
          <table:table-cell office:value-type="float" office:value="46.66">
            <text:p>46.660</text:p>
          </table:table-cell>
          <table:table-cell office:value-type="float" office:value="15">
            <text:p>15.000</text:p>
          </table:table-cell>
          <table:table-cell table:formula="of:=[.A14]/89" office:value-type="float" office:value="0.524269662921348">
            <text:p>0.524</text:p>
          </table:table-cell>
          <table:table-cell table:formula="of:=(135-[.B14])/135" office:value-type="float" office:value="0.888888888888889">
            <text:p>0.889</text:p>
          </table:table-cell>
        </table:table-row>
        <table:table-row table:style-name="ro1">
          <table:table-cell office:value-type="float" office:value="47">
            <text:p>47.000</text:p>
          </table:table-cell>
          <table:table-cell office:value-type="float" office:value="14">
            <text:p>14.000</text:p>
          </table:table-cell>
          <table:table-cell table:formula="of:=[.A15]/89" office:value-type="float" office:value="0.528089887640449">
            <text:p>0.528</text:p>
          </table:table-cell>
          <table:table-cell table:formula="of:=(135-[.B15])/135" office:value-type="float" office:value="0.896296296296296">
            <text:p>0.896</text:p>
          </table:table-cell>
        </table:table-row>
        <table:table-row table:style-name="ro1">
          <table:table-cell office:value-type="float" office:value="47">
            <text:p>47.000</text:p>
          </table:table-cell>
          <table:table-cell office:value-type="float" office:value="13">
            <text:p>13.000</text:p>
          </table:table-cell>
          <table:table-cell table:formula="of:=[.A16]/89" office:value-type="float" office:value="0.528089887640449">
            <text:p>0.528</text:p>
          </table:table-cell>
          <table:table-cell table:formula="of:=(135-[.B16])/135" office:value-type="float" office:value="0.903703703703704">
            <text:p>0.904</text:p>
          </table:table-cell>
        </table:table-row>
        <table:table-row table:style-name="ro1">
          <table:table-cell office:value-type="float" office:value="47">
            <text:p>47.000</text:p>
          </table:table-cell>
          <table:table-cell office:value-type="float" office:value="11.33">
            <text:p>11.330</text:p>
          </table:table-cell>
          <table:table-cell table:formula="of:=[.A17]/89" office:value-type="float" office:value="0.528089887640449">
            <text:p>0.528</text:p>
          </table:table-cell>
          <table:table-cell table:formula="of:=(135-[.B17])/135" office:value-type="float" office:value="0.916074074074074">
            <text:p>0.916</text:p>
          </table:table-cell>
        </table:table-row>
        <table:table-row table:style-name="ro1">
          <table:table-cell office:value-type="float" office:value="47.33">
            <text:p>47.330</text:p>
          </table:table-cell>
          <table:table-cell office:value-type="float" office:value="10.33">
            <text:p>10.330</text:p>
          </table:table-cell>
          <table:table-cell table:formula="of:=[.A18]/89" office:value-type="float" office:value="0.531797752808989">
            <text:p>0.532</text:p>
          </table:table-cell>
          <table:table-cell table:formula="of:=(135-[.B18])/135" office:value-type="float" office:value="0.923481481481482">
            <text:p>0.923</text:p>
          </table:table-cell>
        </table:table-row>
        <table:table-row table:style-name="ro1">
          <table:table-cell office:value-type="float" office:value="46">
            <text:p>46.000</text:p>
          </table:table-cell>
          <table:table-cell office:value-type="float" office:value="12">
            <text:p>12.000</text:p>
          </table:table-cell>
          <table:table-cell table:formula="of:=[.A19]/89" office:value-type="float" office:value="0.51685393258427">
            <text:p>0.517</text:p>
          </table:table-cell>
          <table:table-cell table:formula="of:=(135-[.B19])/135" office:value-type="float" office:value="0.911111111111111">
            <text:p>0.911</text:p>
          </table:table-cell>
        </table:table-row>
        <table:table-row table:style-name="ro1">
          <table:table-cell office:value-type="float" office:value="46">
            <text:p>46.000</text:p>
          </table:table-cell>
          <table:table-cell office:value-type="float" office:value="13">
            <text:p>13.000</text:p>
          </table:table-cell>
          <table:table-cell table:formula="of:=[.A20]/89" office:value-type="float" office:value="0.51685393258427">
            <text:p>0.517</text:p>
          </table:table-cell>
          <table:table-cell table:formula="of:=(135-[.B20])/135" office:value-type="float" office:value="0.903703703703704">
            <text:p>0.904</text:p>
          </table:table-cell>
        </table:table-row>
        <table:table-row table:style-name="ro1">
          <table:table-cell office:value-type="float" office:value="45.66">
            <text:p>45.660</text:p>
          </table:table-cell>
          <table:table-cell office:value-type="float" office:value="14">
            <text:p>14.000</text:p>
          </table:table-cell>
          <table:table-cell table:formula="of:=[.A21]/89" office:value-type="float" office:value="0.513033707865169">
            <text:p>0.513</text:p>
          </table:table-cell>
          <table:table-cell table:formula="of:=(135-[.B21])/135" office:value-type="float" office:value="0.896296296296296">
            <text:p>0.896</text:p>
          </table:table-cell>
        </table:table-row>
        <table:table-row table:style-name="ro1">
          <table:table-cell office:value-type="float" office:value="45">
            <text:p>45.000</text:p>
          </table:table-cell>
          <table:table-cell office:value-type="float" office:value="15">
            <text:p>15.000</text:p>
          </table:table-cell>
          <table:table-cell table:formula="of:=[.A22]/89" office:value-type="float" office:value="0.50561797752809">
            <text:p>0.506</text:p>
          </table:table-cell>
          <table:table-cell table:formula="of:=(135-[.B22])/135" office:value-type="float" office:value="0.888888888888889">
            <text:p>0.889</text:p>
          </table:table-cell>
        </table:table-row>
        <table:table-row table:style-name="ro1" table:number-rows-repeated="65513">
          <table:table-cell table:number-columns-repeated="4"/>
        </table:table-row>
        <table:table-row table:style-name="ro1">
          <table: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">
      <number:number number:decimal-places="3" number:min-integer-digits="1"/>
    </number:number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08">12/08/2013</text:date>, <text:time>17:37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ichael Signorella</meta:initial-creator>
    <meta:creation-date>2013-12-08T17:05:43.52</meta:creation-date>
    <dc:date>2013-12-08T17:37:28.51</dc:date>
    <dc:creator>Michael Signorella</dc:creator>
    <meta:editing-duration>PT00H31M45S</meta:editing-duration>
    <meta:editing-cycles>5</meta:editing-cycles>
    <meta:generator>OpenOffice.org/3.2$Win32 OpenOffice.org_project/320m18$Build-9502</meta:generator>
    <meta:document-statistic meta:table-count="4" meta:cell-count="240" meta:object-count="0"/>
  </office:meta>
</office:document-meta>
</file>